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hat are the roles of the <text:span text:style-name="Source_20_Text">aria-label</text:span> and <text:span text:style-name="Source_20_Text">aria-labelledby</text:span> attributes?</text:p>
      <text:p text:style-name="Text_20_body">It is important to make sure that all users, including those living with disabilities, can access websites without issues.</text:p>
      <text:p text:style-name="Text_20_body">For people using screen readers, the <text:span text:style-name="Source_20_Text">aria-label</text:span> and <text:span text:style-name="Source_20_Text">aria-labelledby</text:span> attributes provide crucial information about page elements that might be unclear or invisible.</text:p>
      <text:p text:style-name="Text_20_body">Let's look at what the <text:span text:style-name="Source_20_Text">aria-label</text:span> and <text:span text:style-name="Source_20_Text">aria-labelledby</text:span> attributes are and the roles they play in making the web accessible to people with visual impairments and related disabilities.</text:p>
      <text:p text:style-name="Text_20_body">You'll notice both <text:span text:style-name="Source_20_Text">aria-label</text:span> and <text:span text:style-name="Source_20_Text">aria-labelledby</text:span> are prefixed with aria. So what does that mean? ARIA stands for Accessible Rich Internet Applications. It's a set of attributes prefixed with <text:span text:style-name="Source_20_Text">aria-</text:span>, which lets developers communicate the purpose of elements to assistive technologies. The <text:span text:style-name="Source_20_Text">aria-label</text:span> attribute is an invisible label for interactive elements. It adds a text label to an element that screen readers can read.</text:p>
      <text:p text:style-name="Text_20_body"><text:span text:style-name="Source_20_Text">aria-label</text:span> is especially useful for elements that do not have visible text but still need to be described by screen readers. For example, buttons with only icons often need <text:span text:style-name="Source_20_Text">aria-label</text:span> to convey their purpose.</text:p>
      <text:p text:style-name="Text_20_body">Here is an example:</text:p>
      <text:p text:style-name="Preformatted_20_Text"><text:span text:style-name="Source_20_Text">&lt;button aria-label="Search"&gt;</text:span></text:p>
      <text:p text:style-name="Preformatted_20_Text"><text:span text:style-name="Source_20_Text"><text:s text:c="2"/>&lt;i class="fas fa-search"&gt;&lt;/i&gt;</text:span></text:p>
      <text:p text:style-name="P1"><text:span text:style-name="Source_20_Text">&lt;/button&gt;</text:span></text:p>
      <text:p text:style-name="Text_20_body">In this case, a screen reader may announce this button as <text:span text:style-name="Source_20_Text">Search, button</text:span>, even though the button only contains an icon. The <text:span text:style-name="Source_20_Text">aria-label</text:span> attribute tells screen readers what text to use in place of the icon.</text:p>
      <text:p text:style-name="Text_20_body">If the button contained the text "Search" instead of an icon, then there would be no need for the <text:span text:style-name="Source_20_Text">aria-label</text:span> attribute as the text would provide the label for the button.</text:p>
      <text:p text:style-name="Text_20_body">For input elements, the <text:span text:style-name="Source_20_Text">aria-label</text:span> attribute provides a label directly if there isn't a visible label associated with the input.</text:p>
      <text:p text:style-name="Text_20_body">The <text:span text:style-name="Source_20_Text">aria-labelledby</text:span> attribute does the exact same thing as the <text:span text:style-name="Source_20_Text">aria-label</text:span> attribute, but instead of defining the text directly in the attribute, you use a reference to text that already exists on the page. The existing text must have an <text:span text:style-name="Source_20_Text">id</text:span> attribute, which will be used for the reference value in the <text:span text:style-name="Source_20_Text">aria-labelledby</text:span> attribute.</text:p>
      <text:p text:style-name="Text_20_body">Here's an example:</text:p>
      <text:p text:style-name="Preformatted_20_Text"><text:span text:style-name="Source_20_Text">&lt;input type="text" aria-labelledby="search-btn"&gt;</text:span></text:p>
      <text:p text:style-name="P1"><text:span text:style-name="Source_20_Text">&lt;button type="button" id="search-btn"&gt;Search&lt;/button&gt;</text:span></text:p>
      <text:p text:style-name="Text_20_body">In this case, the text for the button is being used as the label for the search input. Screen readers will announce the input as something like <text:span text:style-name="Source_20_Text">Search, edit</text:span>. If you later decide you want to change the button text to <text:span text:style-name="Source_20_Text">Find</text:span>, the label for the input will automatically be updated to the new text since it is referencing the button text. Combining multiple <text:span text:style-name="Source_20_Text">id</text:span> values into a single <text:span text:style-name="Source_20_Text">aria-labelledby</text:span> attribute value is also possible. Here's how that works:</text:p>
      <text:p text:style-name="Preformatted_20_Text"><text:soft-page-break/><text:span text:style-name="Source_20_Text">&lt;div&gt;</text:span></text:p>
      <text:p text:style-name="Preformatted_20_Text"><text:span text:style-name="Source_20_Text"><text:s text:c="2"/>&lt;span id="volume-label"&gt;Volume&lt;/span&gt;</text:span></text:p>
      <text:p text:style-name="Preformatted_20_Text"><text:span text:style-name="Source_20_Text"><text:s text:c="2"/>&lt;span id="volume-details"&gt;Adjust the volume level&lt;/span&gt;</text:span></text:p>
      <text:p text:style-name="Preformatted_20_Text"><text:span text:style-name="Source_20_Text"><text:s text:c="2"/>&lt;input</text:span></text:p>
      <text:p text:style-name="Preformatted_20_Text"><text:span text:style-name="Source_20_Text"><text:s text:c="4"/>type="range"</text:span></text:p>
      <text:p text:style-name="Preformatted_20_Text"><text:span text:style-name="Source_20_Text"><text:s text:c="4"/>min="0"</text:span></text:p>
      <text:p text:style-name="Preformatted_20_Text"><text:span text:style-name="Source_20_Text"><text:s text:c="4"/>max="100"</text:span></text:p>
      <text:p text:style-name="Preformatted_20_Text"><text:span text:style-name="Source_20_Text"><text:s text:c="4"/>value="30"</text:span></text:p>
      <text:p text:style-name="Preformatted_20_Text"><text:span text:style-name="Source_20_Text"><text:s text:c="4"/>aria-labelledby="volume-label volume-details"&gt;</text:span></text:p>
      <text:p text:style-name="P1"><text:span text:style-name="Source_20_Text">&lt;/div&gt;</text:span></text:p>
      <text:p text:style-name="Text_20_body">For the slider, the screen reader will look out for the content of the <text:span text:style-name="Source_20_Text">volume-label</text:span> and <text:span text:style-name="Source_20_Text">volume-details</text:span> elements and announce <text:span text:style-name="Source_20_Text">Volume Adjust the volume level</text:span>.</text:p>
      <text:p text:style-name="Text_20_body">You've seen that both <text:span text:style-name="Source_20_Text">aria-label</text:span> and <text:span text:style-name="Source_20_Text">aria-labelledby</text:span> attributes help screen readers understand what elements do. So, which one should you use? Since they both provide the same functionality, either can be used, but there may be a few advantages to using <text:span text:style-name="Source_20_Text">aria-labelledby</text:span> over <text:span text:style-name="Source_20_Text">aria-label</text:span>:</text:p>
      <text:list xml:id="list518158063" text:style-name="L1">
        <text:list-item>
          <text:p text:style-name="P3">If someone is using a translation service to translate the content on your page, the text in an <text:span text:style-name="Source_20_Text">aria-label</text:span> attribute may not always be translated.</text:p>
        </text:list-item>
        <text:list-item>
          <text:p text:style-name="P3">Using <text:span text:style-name="Source_20_Text">aria-labelledby</text:span> can also help prevent a mismatch between the visible label text and the invisible label for screen reader users since updating the visible text will automatically update the invisible label.</text:p>
        </text:list-item>
        <text:list-item>
          <text:p text:style-name="P2"><text:span text:style-name="Source_20_Text">aria-labelledby</text:span> can make it much easier to programmatically create complex invisible labels consisting of multiple sources of text.</text:p>
        </text:list-item>
      </text:list>
      <text:p text:style-name="Text_20_body">One last note, do not use <text:span text:style-name="Source_20_Text">aria-label</text:span> and <text:span text:style-name="Source_20_Text">aria-labelledby</text:span> on an element at the same time. In this case, the invisible label for screen readers will always be determined by <text:span text:style-name="Source_20_Text">aria-labelledby</text:span> and <text:span text:style-name="Source_20_Text">aria-label</text:span> will be completely ignore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9T14:58:50.011000000</meta:creation-date>
    <dc:date>2025-03-19T14:59:03.333000000</dc:date>
    <meta:editing-duration>PT13S</meta:editing-duration>
    <meta:editing-cycles>1</meta:editing-cycles>
    <meta:document-statistic meta:table-count="0" meta:image-count="0" meta:object-count="0" meta:page-count="2" meta:paragraph-count="34" meta:word-count="616" meta:character-count="4028" meta:non-whitespace-character-count="3421"/>
    <meta:generator>LibreOffice/7.3.4.2$Windows_X86_64 LibreOffice_project/728fec16bd5f605073805c3c9e7c4212a0120dc5</meta:generator>
  </office:meta>
</office:document-meta>
</file>